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6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00/200</text:p>
          </table:table-cell>
          <table:table-cell office:value-type="string">
            <text:p>6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300/1200</text:p>
          </table:table-cell>
          <table:table-cell office:value-type="string">
            <text:p>6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64 * 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90/9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60/720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440/5760</text:p>
          </table:table-cell>
          <table:table-cell office:value-type="float" office:value="18">
            <text:p>18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On death maintain visibility for 15 seconds.</text:p>
          </table:table-cell>
          <table:table-cell table:style-name="ce6" office:value-type="string" table:number-columns-spanned="1" table:number-rows-spanned="3">
            <text:p>Spy plane that drops a camera on death, maintaining visibility where it die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Stealth. On death maintain visibility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N/A</text:p>
          </table:table-cell>
          <table:table-cell office:value-type="string">
            <text:p>Stealth. On death maintain visibility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Has a T1 mobile SAM.</text:p>
          </table:table-cell>
          <table:table-cell table:style-name="ce2" office:value-type="string">
            <text:p>Effective against mass destroyers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Has a T2 mobile SAM.</text:p>
          </table:table-cell>
          <table:table-cell table:style-name="ce2" office:value-type="string">
            <text:p>Effective against mass destroyers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Has a T3 mobile SAM.</text:p>
          </table:table-cell>
          <table:table-cell table:style-name="ce2" office:value-type="string">
            <text:p>Effective against mass destroyers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75 TP, 450 * 6 (1 HP)</text:p>
          </table:table-cell>
          <table:table-cell office:value-type="string">
            <text:p>3.6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, 2250 * 6 (6 HP)</text:p>
          </table:table-cell>
          <table:table-cell office:value-type="string">
            <text:p>1.2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300 TP, 11250 * 6 (36 HP)</text:p>
          </table:table-cell>
          <table:table-cell office:value-type="string">
            <text:p>0.4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Has two T1 mobile SAM's.</text:p>
          </table:table-cell>
          <table:table-cell table:style-name="ce2" office:value-type="string">
            <text:p>Effective against subs.</text:p>
          </table:table-cell>
          <table:table-cell table:number-columns-repeated="1011"/>
        </table:table-row>
        <table:table-row table:style-name="ro2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Has two T2 mobile SAM's.</text:p>
          </table:table-cell>
          <table:table-cell table:style-name="ce2" office:value-type="string">
            <text:p>Effective against subs.</text:p>
          </table:table-cell>
          <table:table-cell table:number-columns-repeated="1011"/>
        </table:table-row>
        <table:table-row table:style-name="ro2">
          <table:table-cell office:value-type="string">
            <text:p>Destroyer 3</text:p>
          </table:table-cell>
          <table:table-cell office:value-type="string">
            <text:p>4500/18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Has two T3 mobile SAM's.</text:p>
          </table:table-cell>
          <table:table-cell table:style-name="ce2" office:value-type="string">
            <text:p>Effective against sub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Has three T1 missile defense systems. Has two T1 mobile SAM's.</text:p>
          </table:table-cell>
          <table:table-cell table:style-name="ce2" office:value-type="string">
            <text:p>Long range shore bombardment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string">
            <text:p>Has two T2 missile defense systems. Has two T2 mobile SAM's.</text:p>
          </table:table-cell>
          <table:table-cell table:style-name="ce2" office:value-type="string">
            <text:p>Long range shore bombardment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Has a T3 missile defense system. Has two T3 mobile SAM's.</text:p>
          </table:table-cell>
          <table:table-cell table:style-name="ce2" office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mass frigate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mass frigate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mass frigates.</text:p>
          </table:table-cell>
          <table:table-cell table:number-columns-repeated="1011"/>
        </table:table-row>
        <table:table-row table:style-name="ro2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Has two T1 SAM's. Can deploy 8 T1 bombers every 2 minutes.</text:p>
          </table:table-cell>
          <table:table-cell table:style-name="ce2" office:value-type="string">
            <text:p>Effective against navies without cruisers.</text:p>
          </table:table-cell>
          <table:table-cell table:number-columns-repeated="1011"/>
        </table:table-row>
        <table:table-row table:style-name="ro2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string">
            <text:p>Has two T2 SAM's. Can deploy 8 T2 bombers every 2 minutes.</text:p>
          </table:table-cell>
          <table:table-cell table:style-name="ce2" office:value-type="string">
            <text:p>Effective against navies without cruisers.</text:p>
          </table:table-cell>
          <table:table-cell table:number-columns-repeated="1011"/>
        </table:table-row>
        <table:table-row table:style-name="ro2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Has two T3 SAM's. Can deploy 8 T3 bombers every 2 minutes.</text:p>
          </table:table-cell>
          <table:table-cell table:style-name="ce2" office:value-type="string">
            <text:p>Effective against navies without cruisers.</text:p>
          </table:table-cell>
          <table:table-cell table:number-columns-repeated="1011"/>
        </table:table-row>
        <table:table-row table:style-name="ro2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Has four T1 SAM's.</text:p>
          </table:table-cell>
          <table:table-cell table:style-name="ce2" office:value-type="string">
            <text:p>Effective against air.</text:p>
          </table:table-cell>
          <table:table-cell table:number-columns-repeated="1011"/>
        </table:table-row>
        <table:table-row table:style-name="ro2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Has four T2 SAM's.</text:p>
          </table:table-cell>
          <table:table-cell table:style-name="ce2" office:value-type="string">
            <text:p>Effective against air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Has four T3 SAM's.</text:p>
          </table:table-cell>
          <table:table-cell table:style-name="ce2" office:value-type="string">
            <text:p>Effective against air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000">
            <text:p>2000</text:p>
          </table:table-cell>
          <table:table-cell office:value-type="string">
            <text:p>3 * 12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0000">
            <text:p>10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800/3600</text:p>
          </table:table-cell>
          <table:table-cell office:value-type="float" office:value="360">
            <text:p>36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5 metal per second. 3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10800/43200</text:p>
          </table:table-cell>
          <table:table-cell office:value-type="float" office:value="2160">
            <text:p>216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45 metal per second. 900 metal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 50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 250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 1250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200 metal storage. 5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400 metal storage. 2500 energy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8 health per second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20 health per second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50 health per second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 shield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16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 shield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6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 shield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3750/7500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string">
            <text:p>2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18750/75000</text:p>
          </table:table-cell>
          <table:table-cell office:value-type="float" office:value="3750">
            <text:p>3750</text:p>
          </table:table-cell>
          <table:table-cell office:value-type="float" office:value="37500">
            <text:p>37500</text:p>
          </table:table-cell>
          <table:table-cell office:value-type="string">
            <text:p>4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0000-00-00T17:33:03.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4-28T18:42:19.30</dc:date>
    <meta:editing-duration>P17DT3H4M14S</meta:editing-duration>
    <meta:editing-cycles>1587</meta:editing-cycles>
    <meta:generator>LibreOffice/4.0.5.2$Windows_x86 LibreOffice_project/5464147a081647a250913f19c0715bca595af2f</meta:generator>
    <meta:document-statistic meta:table-count="1" meta:cell-count="1258" meta:object-count="0"/>
  </office:meta>
</office:document-meta>
</file>